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Oswald" svg:font-family="Oswald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2d2d2d" style:font-name="Oswald" fo:font-size="11.25pt" fo:letter-spacing="normal" fo:font-style="normal" fo:font-weight="normal"/>
    </style:style>
    <style:style style:name="T2" style:family="text">
      <style:text-properties fo:font-variant="normal" fo:text-transform="none" fo:color="#333333" style:font-name="Arial1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Arial1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Jan Karol Maciej Sirwind-Łukowicz</text:span></text:p>
      <text:p text:style-name="P2"><text:span text:style-name="T4"/></text:p>
      <text:p text:style-name="P3"><text:span text:style-name="T4">Urodził się 29.04.1854 r w Niwach. </text:span><text:span text:style-name="T5">W 1862 roku rozpoczął naukę w gimnazjum w Chojnicach, które ukończył w 1865 roku. Bezpośrednio po maturze rozpoczął studia na wydziale lekarskim Uniwersytetu we Wrocławiu, a następnie w Halle i Berlinie, które ukończył w 1879 roku, w tym samym roku obronił pracę doktorską i uzyskał tytuł doktora medycyny i chirurgii. W styczniu 1883 roku osiedla się jako lekarz w Chojnicach. W tym samym roku ożenił się z Bogumiłą Sikorką . <text:s/>W 1885 roku propagował ideę otwarcia szpitala w Chojnicach razem z ks. drem Antonim Wolszlegierem i ks. drem Ludkiem, a po jego otwarciu został wybrany dożywotnim członkiem kuratorium Zakładu św. Boromeusza i objął obowiązki lekarza – ordynatora, od 1955 r. szpital <text:s/>nosi jego imię. Poza pracą zawodową i społeczną <text:s/>oddawał się myślistwu. Zmarł 18.07.1918 r. i został pochowany w grobowcu rodzinnym na cmentarzu w Chojnicach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Oswald" svg:font-family="Oswald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0:25:08.20</meta:creation-date>
    <meta:document-statistic meta:table-count="0" meta:image-count="0" meta:object-count="0" meta:page-count="1" meta:paragraph-count="2" meta:word-count="145" meta:character-count="922"/>
    <dc:date>2022-11-22T10:42:03.40</dc:date>
    <meta:editing-duration>PT1M</meta:editing-duration>
    <meta:editing-cycles>1</meta:editing-cycles>
    <meta:generator>OpenOffice/4.1.3$Win32 OpenOffice.org_project/413m1$Build-9783</meta:generator>
  </office:meta>
</office:document-meta>
</file>